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131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9pt"/>
    </style:style>
    <style:style style:name="P6" style:family="paragraph">
      <style:paragraph-properties fo:margin-left="0cm" fo:margin-right="0cm" fo:text-align="center" fo:text-indent="0cm"/>
      <style:text-properties fo:font-size="11pt"/>
    </style:style>
    <style:style style:name="T1" style:family="text">
      <style:text-properties fo:font-size="9pt"/>
    </style:style>
    <style:style style:name="T2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38cm" svg:height="1.27cm" svg:x="0.635cm" svg:y="1.27cm">
          <text:p text:style-name="P1"><text:span text:style-name="T1">START:</text:span></text:p>
          <text:p text:style-name="P1"><text:span text:style-name="T1">End of template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25cm" svg:y1="4.445cm" svg:x2="10.16cm" svg:y2="4.445cm">
          <text:p/>
        </draw:line>
        <draw:line draw:style-name="gr2" draw:text-style-name="P3" draw:layer="layout" svg:x1="10.16cm" svg:y1="4.445cm" svg:x2="10.16cm" svg:y2="0.635cm">
          <text:p/>
        </draw:line>
        <draw:line draw:style-name="gr2" draw:text-style-name="P3" draw:layer="layout" svg:x1="2.54cm" svg:y1="0.635cm" svg:x2="10.16cm" svg:y2="0.635cm">
          <text:p/>
        </draw:line>
        <draw:line draw:style-name="gr3" draw:text-style-name="P3" draw:layer="layout" svg:x1="2.54cm" svg:y1="0.635cm" svg:x2="2.54cm" svg:y2="1.27cm">
          <text:p/>
        </draw:line>
        <draw:custom-shape draw:style-name="gr1" draw:text-style-name="P2" draw:layer="layout" svg:width="3.738cm" svg:height="1.27cm" svg:x="0.635cm" svg:y="3.81cm">
          <text:p text:style-name="P1"><text:span text:style-name="T1">Token period, variable, or message te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635cm" svg:y="5.715cm">
          <text:p text:style-name="P1"><text:span text:style-name="T1">Token a plus or a “&gt;”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707cm" svg:y="8.255cm">
          <text:p text:style-name="P1"><text:span text:style-name="T1">Token a minu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707cm" svg:y="10.795cm">
          <text:p text:style-name="P1"><text:span text:style-name="T1">Token an equal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635cm" svg:y="15.875cm">
          <text:p text:style-name="P1"><text:span text:style-name="T1">Token a numb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38cm" svg:height="0.635cm" svg:x="0.635cm" svg:y="17.78cm">
          <text:p text:style-name="P1"><text:span text:style-name="T1">Token a literal string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38cm" svg:height="1.27cm" svg:x="0.635cm" svg:y="19.05cm">
          <text:p text:style-name="P1"><text:span text:style-name="T1">Token a variable string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38cm" svg:height="0.635cm" svg:x="0.635cm" svg:y="20.955cm">
          <text:p text:style-name="P1"><text:span text:style-name="T1">Token a comma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905cm" svg:x="5.08cm" svg:y="1.27cm">
          <text:p text:style-name="P1"><text:span text:style-name="T1">String start=match end</text:span></text:p>
          <text:p text:style-name="P1"><text:span text:style-name="T1">Match start=length + 1</text:span></text:p>
          <text:p text:style-name="P1"><text:span text:style-name="T1">Match end=length + 1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5.08cm" svg:y="3.81cm">
          <text:p text:style-name="P1"><text:span text:style-name="T1">Step to next toke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45cm" svg:y1="1.905cm" svg:x2="5.08cm" svg:y2="1.905cm">
          <text:p/>
        </draw:line>
        <draw:line draw:style-name="gr3" draw:text-style-name="P3" draw:layer="layout" svg:x1="4.445cm" svg:y1="4.445cm" svg:x2="5.08cm" svg:y2="4.445cm">
          <text:p/>
        </draw:line>
        <draw:line draw:style-name="gr2" draw:text-style-name="P3" draw:layer="layout" svg:x1="6.35cm" svg:y1="6.985cm" svg:x2="6.35cm" svg:y2="7.62cm">
          <text:p/>
        </draw:line>
        <draw:line draw:style-name="gr2" draw:text-style-name="P3" draw:layer="layout" svg:x1="6.35cm" svg:y1="7.62cm" svg:x2="10.795cm" svg:y2="7.62cm">
          <text:p/>
        </draw:line>
        <draw:custom-shape draw:style-name="gr1" draw:text-style-name="P2" draw:layer="layout" svg:width="4.445cm" svg:height="1.905cm" svg:x="11.43cm" svg:y="5.715cm">
          <text:p text:style-name="P1"><text:span text:style-name="T1">String start= match start</text:span></text:p>
          <text:p text:style-name="P1"><text:span text:style-name="T1">Match start=min(length + 1,</text:span></text:p>
          <text:p text:style-name="P1"><text:span text:style-name="T1"><text:s text:c="2"/></text:span><text:span text:style-name="T1">match start + 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95cm" svg:y1="7.62cm" svg:x2="10.795cm" svg:y2="6.35cm">
          <text:p/>
        </draw:line>
        <draw:line draw:style-name="gr3" draw:text-style-name="P3" draw:layer="layout" svg:x1="4.445cm" svg:y1="6.35cm" svg:x2="5.08cm" svg:y2="6.35cm">
          <text:p/>
        </draw:line>
        <draw:line draw:style-name="gr3" draw:text-style-name="P3" draw:layer="layout" svg:x1="7.62cm" svg:y1="6.35cm" svg:x2="8.255cm" svg:y2="6.35cm">
          <text:p/>
        </draw:line>
        <draw:line draw:style-name="gr3" draw:text-style-name="P3" draw:layer="layout" svg:x1="10.16cm" svg:y1="6.35cm" svg:x2="11.43cm" svg:y2="6.35cm">
          <text:p/>
        </draw:line>
        <draw:line draw:style-name="gr3" draw:text-style-name="P3" draw:layer="layout" svg:x1="2.54cm" svg:y1="2.54cm" svg:x2="2.54cm" svg:y2="3.81cm">
          <text:p/>
        </draw:line>
        <draw:line draw:style-name="gr3" draw:text-style-name="P3" draw:layer="layout" svg:x1="2.54cm" svg:y1="5.08cm" svg:x2="2.54cm" svg:y2="5.715cm">
          <text:p/>
        </draw:line>
        <draw:line draw:style-name="gr3" draw:text-style-name="P3" draw:layer="layout" svg:x1="2.54cm" svg:y1="6.985cm" svg:x2="2.54cm" svg:y2="8.255cm">
          <text:p/>
        </draw:line>
        <draw:custom-shape draw:style-name="gr1" draw:text-style-name="P2" draw:layer="layout" svg:width="4.445cm" svg:height="1.905cm" svg:x="11.43cm" svg:y="8.255cm">
          <text:p text:style-name="P1"><text:span text:style-name="T1">String start= match start</text:span></text:p>
          <text:p text:style-name="P1"><text:span text:style-name="T1">Match start=max(1, match</text:span></text:p>
          <text:p text:style-name="P1"><text:span text:style-name="T1"><text:s text:c="2"/></text:span><text:span text:style-name="T1">start - 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45cm" svg:y1="8.89cm" svg:x2="5.08cm" svg:y2="8.89cm">
          <text:p/>
        </draw:line>
        <draw:line draw:style-name="gr3" draw:text-style-name="P3" draw:layer="layout" svg:x1="7.62cm" svg:y1="8.89cm" svg:x2="8.255cm" svg:y2="8.89cm">
          <text:p/>
        </draw:line>
        <draw:line draw:style-name="gr3" draw:text-style-name="P3" draw:layer="layout" svg:x1="10.16cm" svg:y1="8.89cm" svg:x2="11.43cm" svg:y2="8.89cm">
          <text:p/>
        </draw:line>
        <draw:line draw:style-name="gr2" draw:text-style-name="P3" draw:layer="layout" svg:x1="6.35cm" svg:y1="9.525cm" svg:x2="6.35cm" svg:y2="10.16cm">
          <text:p/>
        </draw:line>
        <draw:line draw:style-name="gr2" draw:text-style-name="P3" draw:layer="layout" svg:x1="6.35cm" svg:y1="10.16cm" svg:x2="10.795cm" svg:y2="10.16cm">
          <text:p/>
        </draw:line>
        <draw:line draw:style-name="gr3" draw:text-style-name="P3" draw:layer="layout" svg:x1="10.795cm" svg:y1="10.16cm" svg:x2="10.795cm" svg:y2="8.89cm">
          <text:p/>
        </draw:line>
        <draw:custom-shape draw:style-name="gr1" draw:text-style-name="P2" draw:layer="layout" svg:width="2.54cm" svg:height="1.27cm" svg:x="5.08cm" svg:y="10.795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8.255cm" svg:y="10.795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11.43cm" svg:y="10.795cm">
          <text:p text:style-name="P1"><text:span text:style-name="T1">String start= match end</text:span></text:p>
          <text:p text:style-name="P1"><text:span text:style-name="T1">Match start=min(length + 1,</text:span></text:p>
          <text:p text:style-name="P1"><text:span text:style-name="T1"><text:s text:c="2"/></text:span><text:span text:style-name="T1">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54cm" svg:y1="9.525cm" svg:x2="2.54cm" svg:y2="10.795cm">
          <text:p/>
        </draw:line>
        <draw:line draw:style-name="gr3" draw:text-style-name="P3" draw:layer="layout" svg:x1="4.445cm" svg:y1="11.43cm" svg:x2="5.08cm" svg:y2="11.43cm">
          <text:p/>
        </draw:line>
        <draw:line draw:style-name="gr3" draw:text-style-name="P3" draw:layer="layout" svg:x1="7.62cm" svg:y1="11.43cm" svg:x2="8.255cm" svg:y2="11.43cm">
          <text:p/>
        </draw:line>
        <draw:line draw:style-name="gr3" draw:text-style-name="P3" draw:layer="layout" svg:x1="10.16cm" svg:y1="11.43cm" svg:x2="11.43cm" svg:y2="11.43cm">
          <text:p/>
        </draw:line>
        <draw:line draw:style-name="gr2" draw:text-style-name="P3" draw:layer="layout" svg:x1="6.35cm" svg:y1="12.065cm" svg:x2="6.35cm" svg:y2="12.7cm">
          <text:p/>
        </draw:line>
        <draw:line draw:style-name="gr2" draw:text-style-name="P3" draw:layer="layout" svg:x1="6.35cm" svg:y1="12.7cm" svg:x2="10.795cm" svg:y2="12.7cm">
          <text:p/>
        </draw:line>
        <draw:line draw:style-name="gr3" draw:text-style-name="P3" draw:layer="layout" svg:x1="10.795cm" svg:y1="12.7cm" svg:x2="10.795cm" svg:y2="11.43cm">
          <text:p/>
        </draw:line>
        <draw:custom-shape draw:style-name="gr1" draw:text-style-name="P2" draw:layer="layout" svg:width="5.715cm" svg:height="1.905cm" svg:x="5.08cm" svg:y="15.875cm">
          <text:p text:style-name="P1"><text:span text:style-name="T1">String start=match end</text:span></text:p>
          <text:p text:style-name="P1"><text:span text:style-name="T1">Match start=min(length + 1, value)</text:span></text:p>
          <text:p text:style-name="P1"><text:span text:style-name="T1">Match end=match start</text:span></text:p>
          <text:p text:style-name="P1"><text:span text:style-name="T1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54cm" svg:y1="12.065cm" svg:x2="2.54cm" svg:y2="13.335cm">
          <text:p/>
        </draw:line>
        <draw:line draw:style-name="gr3" draw:text-style-name="P3" draw:layer="layout" svg:x1="4.445cm" svg:y1="16.51cm" svg:x2="5.08cm" svg:y2="16.51cm">
          <text:p/>
        </draw:line>
        <draw:custom-shape draw:style-name="gr1" draw:text-style-name="P2" draw:layer="layout" svg:width="1.905cm" svg:height="1.27cm" svg:x="5.08cm" svg:y="19.05cm">
          <text:p text:style-name="P1"><text:span text:style-name="T1">Resolve its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03cm" svg:height="1.27cm" svg:x="7.62cm" svg:y="19.05cm">
          <text:p text:style-name="P1"><text:span text:style-name="T1">Match found in rest of string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905cm" svg:x="11.43cm" svg:y="18.415cm">
          <text:p text:style-name="P1"><text:span text:style-name="T1">String start=match end</text:span></text:p>
          <text:p text:style-name="P1"><text:span text:style-name="T1">Match start=match position</text:span></text:p>
          <text:p text:style-name="P1"><text:span text:style-name="T1">Match end=match position +</text:span></text:p>
          <text:p text:style-name="P1"><text:span text:style-name="T1"><text:s text:c="2"/></text:span><text:span text:style-name="T1">pattern length</text:span></text:p>
          <text:p text:style-name="P1"><text:span text:style-name="T1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1.905cm" svg:x="9.525cm" svg:y="20.955cm">
          <text:p text:style-name="P1"><text:span text:style-name="T1">String start= match end</text:span></text:p>
          <text:p text:style-name="P1"><text:span text:style-name="T1">Match start= length + 1</text:span></text:p>
          <text:p text:style-name="P1"><text:span text:style-name="T1">Match end=length + 1</text:span></text:p>
          <text:p text:style-name="P1"><text:span text:style-name="T1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1.27cm" svg:x="5.08cm" svg:y="20.955cm">
          <text:p text:style-name="P1"><text:span text:style-name="T1">Match start=length + 1</text:span></text:p>
          <text:p text:style-name="P1"><text:span text:style-name="T1">Match end=length + 1</text:span></text:p>
          <text:p text:style-name="P1"><text:span text:style-name="T1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54cm" svg:y1="18.415cm" svg:x2="2.54cm" svg:y2="19.05cm">
          <text:p/>
        </draw:line>
        <draw:line draw:style-name="gr3" draw:text-style-name="P3" draw:layer="layout" svg:x1="2.54cm" svg:y1="20.32cm" svg:x2="2.54cm" svg:y2="20.955cm">
          <text:p/>
        </draw:line>
        <draw:line draw:style-name="gr3" draw:text-style-name="P3" draw:layer="layout" svg:x1="4.445cm" svg:y1="19.685cm" svg:x2="5.08cm" svg:y2="19.685cm">
          <text:p/>
        </draw:line>
        <draw:line draw:style-name="gr3" draw:text-style-name="P3" draw:layer="layout" svg:x1="6.985cm" svg:y1="19.685cm" svg:x2="7.62cm" svg:y2="19.685cm">
          <text:p/>
        </draw:line>
        <draw:line draw:style-name="gr3" draw:text-style-name="P3" draw:layer="layout" svg:x1="10.795cm" svg:y1="19.685cm" svg:x2="11.43cm" svg:y2="19.685cm">
          <text:p/>
        </draw:line>
        <draw:line draw:style-name="gr3" draw:text-style-name="P3" draw:layer="layout" svg:x1="10.16cm" svg:y1="20.32cm" svg:x2="10.16cm" svg:y2="20.955cm">
          <text:p/>
        </draw:line>
        <draw:frame draw:style-name="gr4" draw:text-style-name="P5" draw:layer="layout" svg:width="1.905cm" svg:height="0.635cm" svg:x="3.81cm" svg:y="1.27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81cm" svg:y="3.762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81cm" svg:y="5.71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3.81cm" svg:y="8.255cm">
          <draw:text-box>
            <text:p text:style-name="P4"><text:span text:style-name="T1">yes</text:span></text:p>
          </draw:text-box>
        </draw:frame>
        <draw:frame draw:style-name="gr5" draw:text-style-name="P5" draw:layer="layout" svg:width="1.905cm" svg:height="0.607cm" svg:x="3.81cm" svg:y="10.795cm">
          <draw:text-box>
            <text:p text:style-name="P4"><text:span text:style-name="T1">yes</text:span></text:p>
          </draw:text-box>
        </draw:frame>
        <draw:frame draw:style-name="gr6" draw:text-style-name="P5" draw:layer="layout" svg:width="1.905cm" svg:height="0.607cm" svg:x="3.81cm" svg:y="15.903cm">
          <draw:text-box>
            <text:p text:style-name="P4"><text:span text:style-name="T1">yes</text:span></text:p>
          </draw:text-box>
        </draw:frame>
        <draw:frame draw:style-name="gr6" draw:text-style-name="P5" draw:layer="layout" svg:width="1.905cm" svg:height="0.607cm" svg:x="3.81cm" svg:y="19.078cm">
          <draw:text-box>
            <text:p text:style-name="P4"><text:span text:style-name="T1">yes</text:span></text:p>
          </draw:text-box>
        </draw:frame>
        <draw:frame draw:style-name="gr6" draw:text-style-name="P5" draw:layer="layout" svg:width="1.905cm" svg:height="0.607cm" svg:x="3.81cm" svg:y="20.648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985cm" svg:y="5.71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985cm" svg:y="8.25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985cm" svg:y="10.795cm">
          <draw:text-box>
            <text:p text:style-name="P4"><text:span text:style-name="T1">yes</text:span></text:p>
          </draw:text-box>
        </draw:frame>
        <draw:line draw:style-name="gr2" draw:text-style-name="P3" draw:layer="layout" svg:x1="4.445cm" svg:y1="18.11cm" svg:x2="9.525cm" svg:y2="18.11cm">
          <text:p/>
        </draw:line>
        <draw:line draw:style-name="gr3" draw:text-style-name="P3" draw:layer="layout" svg:x1="9.525cm" svg:y1="18.11cm" svg:x2="9.525cm" svg:y2="19.05cm">
          <text:p/>
        </draw:line>
        <draw:frame draw:style-name="gr6" draw:text-style-name="P5" draw:layer="layout" svg:width="1.905cm" svg:height="0.607cm" svg:x="3.81cm" svg:y="17.508cm">
          <draw:text-box>
            <text:p text:style-name="P4"><text:span text:style-name="T1">yes</text:span></text:p>
          </draw:text-box>
        </draw:frame>
        <draw:frame draw:style-name="gr4" draw:text-style-name="P5" draw:layer="layout" svg:width="1.27cm" svg:height="0.635cm" svg:x="6.35cm" svg:y="6.98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6.35cm" svg:y="9.52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6.35cm" svg:y="12.065cm">
          <draw:text-box>
            <text:p text:style-name="P1"><text:span text:style-name="T1">no</text:span></text:p>
          </draw:text-box>
        </draw:frame>
        <draw:frame draw:style-name="gr6" draw:text-style-name="P2" draw:layer="layout" svg:width="1.27cm" svg:height="0.607cm" svg:x="10.16cm" svg:y="20.32cm">
          <draw:text-box>
            <text:p text:style-name="P1"><text:span text:style-name="T1">no</text:span></text:p>
          </draw:text-box>
        </draw:frame>
        <draw:frame draw:style-name="gr6" draw:text-style-name="P5" draw:layer="layout" svg:width="1.905cm" svg:height="0.607cm" svg:x="10.16cm" svg:y="19.078cm">
          <draw:text-box>
            <text:p text:style-name="P4"><text:span text:style-name="T1">yes</text:span></text:p>
          </draw:text-box>
        </draw:frame>
        <draw:frame draw:style-name="gr6" draw:text-style-name="P2" draw:layer="layout" svg:width="1.27cm" svg:height="0.607cm" svg:x="2.54cm" svg:y="20.348cm">
          <draw:text-box>
            <text:p text:style-name="P1"><text:span text:style-name="T1">no</text:span></text:p>
          </draw:text-box>
        </draw:frame>
        <draw:frame draw:style-name="gr6" draw:text-style-name="P2" draw:layer="layout" svg:width="1.27cm" svg:height="0.607cm" svg:x="2.54cm" svg:y="18.443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2.54cm" svg:y="12.065cm">
          <draw:text-box>
            <text:p text:style-name="P1"><text:span text:style-name="T1">no</text:span></text:p>
          </draw:text-box>
        </draw:frame>
        <draw:line draw:style-name="gr3" draw:text-style-name="P3" draw:layer="layout" svg:x1="2.54cm" svg:y1="17.145cm" svg:x2="2.54cm" svg:y2="17.78cm">
          <text:p/>
        </draw:line>
        <draw:frame draw:style-name="gr6" draw:text-style-name="P2" draw:layer="layout" svg:width="1.27cm" svg:height="0.607cm" svg:x="2.54cm" svg:y="17.173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2.54cm" svg:y="9.52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2.54cm" svg:y="6.985cm">
          <draw:text-box>
            <text:p text:style-name="P1"><text:span text:style-name="T1">no</text:span></text:p>
          </draw:text-box>
        </draw:frame>
        <draw:frame draw:style-name="gr4" draw:text-style-name="P6" draw:layer="layout" svg:width="1.27cm" svg:height="0.683cm" svg:x="2.54cm" svg:y="5.08cm">
          <draw:text-box>
            <text:p text:style-name="P1"><text:span text:style-name="T2">no</text:span></text:p>
          </draw:text-box>
        </draw:frame>
        <draw:frame draw:style-name="gr4" draw:text-style-name="P5" draw:layer="layout" svg:width="1.27cm" svg:height="0.635cm" svg:x="2.54cm" svg:y="2.54cm">
          <draw:text-box>
            <text:p text:style-name="P1"><text:span text:style-name="T1">no</text:span></text:p>
          </draw:text-box>
        </draw:frame>
        <draw:custom-shape draw:style-name="gr1" draw:text-style-name="P2" draw:layer="layout" svg:width="2.54cm" svg:height="1.27cm" svg:x="5.08cm" svg:y="8.255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8.255cm" svg:y="8.255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5.08cm" svg:y="5.715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8.255cm" svg:y="5.715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38cm" svg:height="1.27cm" svg:x="0.635cm" svg:y="13.335cm">
          <text:p text:style-name="P1"><text:span text:style-name="T1">Token an “&lt;”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5.08cm" svg:y="13.335cm">
          <text:p text:style-name="P1"><text:span text:style-name="T1">Variable form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8.255cm" svg:y="13.335cm">
          <text:p text:style-name="P1"><text:span text:style-name="T1">Resolve its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11.43cm" svg:y="13.335cm">
          <text:p text:style-name="P1"><text:span text:style-name="T1">String start= max(1, </text:span></text:p>
          <text:p text:style-name="P1"><text:span text:style-name="T1"><text:s text:c="2"/></text:span><text:span text:style-name="T1">match start - value)</text:span></text:p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45cm" svg:y1="13.97cm" svg:x2="5.08cm" svg:y2="13.97cm">
          <text:p/>
        </draw:line>
        <draw:line draw:style-name="gr3" draw:text-style-name="P3" draw:layer="layout" svg:x1="7.62cm" svg:y1="13.97cm" svg:x2="8.255cm" svg:y2="13.97cm">
          <text:p/>
        </draw:line>
        <draw:line draw:style-name="gr3" draw:text-style-name="P3" draw:layer="layout" svg:x1="10.16cm" svg:y1="13.97cm" svg:x2="11.43cm" svg:y2="13.97cm">
          <text:p/>
        </draw:line>
        <draw:line draw:style-name="gr2" draw:text-style-name="P3" draw:layer="layout" svg:x1="6.35cm" svg:y1="14.605cm" svg:x2="6.35cm" svg:y2="15.24cm">
          <text:p/>
        </draw:line>
        <draw:line draw:style-name="gr2" draw:text-style-name="P3" draw:layer="layout" svg:x1="6.35cm" svg:y1="15.24cm" svg:x2="10.795cm" svg:y2="15.24cm">
          <text:p/>
        </draw:line>
        <draw:line draw:style-name="gr3" draw:text-style-name="P3" draw:layer="layout" svg:x1="10.795cm" svg:y1="15.24cm" svg:x2="10.795cm" svg:y2="13.97cm">
          <text:p/>
        </draw:line>
        <draw:line draw:style-name="gr3" draw:text-style-name="P3" draw:layer="layout" svg:x1="2.54cm" svg:y1="14.605cm" svg:x2="2.54cm" svg:y2="15.875cm">
          <text:p/>
        </draw:line>
        <draw:frame draw:style-name="gr5" draw:text-style-name="P5" draw:layer="layout" svg:width="1.905cm" svg:height="0.607cm" svg:x="3.81cm" svg:y="13.363cm">
          <draw:text-box>
            <text:p text:style-name="P4"><text:span text:style-name="T1">yes</text:span></text:p>
          </draw:text-box>
        </draw:frame>
        <draw:frame draw:style-name="gr4" draw:text-style-name="P5" draw:layer="layout" svg:width="1.905cm" svg:height="0.635cm" svg:x="6.985cm" svg:y="13.335cm">
          <draw:text-box>
            <text:p text:style-name="P4"><text:span text:style-name="T1">yes</text:span></text:p>
          </draw:text-box>
        </draw:frame>
        <draw:frame draw:style-name="gr4" draw:text-style-name="P5" draw:layer="layout" svg:width="1.27cm" svg:height="0.635cm" svg:x="6.35cm" svg:y="14.605cm">
          <draw:text-box>
            <text:p text:style-name="P1"><text:span text:style-name="T1">no</text:span></text:p>
          </draw:text-box>
        </draw:frame>
        <draw:frame draw:style-name="gr4" draw:text-style-name="P5" draw:layer="layout" svg:width="1.27cm" svg:height="0.635cm" svg:x="2.54cm" svg:y="14.605cm">
          <draw:text-box>
            <text:p text:style-name="P1"><text:span text:style-name="T1">no</text:span></text:p>
          </draw:text-box>
        </draw:frame>
        <draw:line draw:style-name="gr3" draw:text-style-name="P3" draw:layer="layout" svg:x1="4.445cm" svg:y1="21.285cm" svg:x2="5.08cm" svg:y2="21.2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9T11:01:59</meta:creation-date>
    <dc:creator>William Ashley</dc:creator>
    <dc:date>2007-07-13T09:04:45</dc:date>
    <meta:printed-by>William Ashley</meta:printed-by>
    <meta:print-date>2007-07-13T08:23:51</meta:print-date>
    <dc:language>en-US</dc:language>
    <meta:editing-cycles>16</meta:editing-cycles>
    <meta:editing-duration>PT3H24M26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